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1" style:family="text">
      <style:text-properties officeooo:rsid="001f3d50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f3d50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1f3d50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text:s text:c="42"/><text:span text:style-name="T4"><text:s text:c="2"/></text:span><text:span text:style-name="T5">IRCTC</text:span></text:p>
      <text:p text:style-name="Standard"/>
      <text:p text:style-name="Standard"/>
      <text:p text:style-name="Standard">Design a database schema for railway ticket booking using the E-R model and design tables accordingly using the relationship model. The necessary information is given below :<text:line-break/><text:line-break/>Entities : Train, Ticket, Customer<text:line-break/>Ticket can be reserved or unreserved.<text:line-break/>Each reserved ticket must correspond to a train and a customer.<text:line-break/>Each unreserved ticket must correspond to a customer.<text:line-break/>A customer cannot be in two trains at the same time.<text:line-break/>Assume columns accordingly and mention primary keys, weak and strong entit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22:52:25.136965983</meta:creation-date>
    <dc:date>2020-03-03T22:53:56.243370343</dc:date>
    <meta:editing-duration>PT1M37S</meta:editing-duration>
    <meta:editing-cycles>1</meta:editing-cycles>
    <meta:document-statistic meta:table-count="0" meta:image-count="0" meta:object-count="0" meta:page-count="1" meta:paragraph-count="2" meta:word-count="80" meta:character-count="547" meta:non-whitespace-character-count="424"/>
    <meta:generator>LibreOffice/6.0.7.3$Linux_X86_64 LibreOffice_project/00m0$Build-3</meta:generator>
  </office:meta>
</office:document-meta>
</file>